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adornments="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98in"/>
    </style:style>
    <style:style style:name="co2" style:family="table-column">
      <style:table-column-properties fo:break-before="auto" style:column-width="0.4701in"/>
    </style:style>
    <style:style style:name="co3" style:family="table-column">
      <style:table-column-properties fo:break-before="auto" style:column-width="0.6917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319in" fo:break-before="auto" style:use-optimal-row-height="true"/>
    </style:style>
    <style:style style:name="ro2" style:family="table-row">
      <style:table-row-properties style:row-height="0.181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Heading">
      <style:table-cell-properties fo:border-bottom="0.0138in solid #000000" fo:border-left="none" fo:border-right="0.0138in solid #000000" fo:border-top="none"/>
    </style:style>
    <style:style style:name="ce2" style:family="table-cell" style:parent-style-name="_32__20_places_20_NLZ">
      <style:table-cell-properties fo:border-bottom="none" fo:border-left="none" fo:border-right="0.0138in solid #000000" fo:border-top="none"/>
    </style:style>
    <style:style style:name="ce3" style:family="table-cell" style:parent-style-name="Dia">
      <style:table-cell-properties fo:border-bottom="none" fo:border-left="none" fo:border-right="0.0138in solid #000000" fo:border-top="none"/>
    </style:style>
    <style:style style:name="ce4" style:family="table-cell" style:parent-style-name="_30__20_places">
      <style:table-cell-properties fo:border-bottom="none" fo:border-left="none" fo:border-right="0.0138in solid #000000" fo:border-top="none"/>
    </style:style>
    <style:style style:name="ce5" style:family="table-cell" style:parent-style-name="_31__20_place">
      <style:table-cell-properties fo:border-bottom="none" fo:border-left="none" fo:border-right="0.0138in solid #000000" fo:border-top="none"/>
    </style:style>
    <style:style style:name="ce6" style:family="table-cell" style:parent-style-name="Heading">
      <style:table-cell-properties fo:border-bottom="0.0138in solid #000000" fo:border-left="none" fo:border-right="none" fo:border-top="none"/>
    </style:style>
    <style:style style:name="ce7" style:family="table-cell" style:parent-style-name="Result">
      <style:table-cell-properties fo:border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transparent"/>
    </style:style>
    <style:style style:name="gr1" style:family="graphic">
      <style:graphic-properties draw:ole-draw-aspect="1" style:protect="size"/>
    </style:style>
    <style:style style:name="ta_extref" style:family="table">
      <style:table-properties table:display="false"/>
    </style:style>
    <style:style style:name="T1" style:family="text">
      <style:text-properties style:font-name="Arial2" style:font-name-asian="Arial2" style:font-name-complex="Arial2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number-columns-repeated="244" table:default-cell-style-name="Default"/>
        <table:table-column table:style-name="co4" table:number-columns-repeated="769" table:default-cell-style-name="Default"/>
        <table:table-row table:style-name="ro1">
          <table:table-cell table:style-name="Title" office:value-type="string">
            <text:p>Surface Speed to RPM</text:p>
          </table:table-cell>
          <table:table-cell table:number-columns-repeated="4"/>
          <table:table-cell table:style-name="ce7" office:value-type="string">
            <text:p><text:span text:style-name="T1">↓</text:span>SFPM = 0.3048 m/min</text:p>
          </table:table-cell>
          <table:table-cell/>
          <table:table-cell table:style-name="ce9"/>
          <table:table-cell table:number-columns-repeated="1016"/>
        </table:table-row>
        <table:table-row table:style-name="ro2">
          <table:table-cell table:style-name="ce1" office:value-type="string">
            <text:p>Dia, in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100">
            <text:p>100</text:p>
          </table:table-cell>
          <table:table-cell table:style-name="Heading" table:number-columns-repeated="1013"/>
        </table:table-row>
        <table:table-row table:style-name="ro2">
          <table:table-cell table:style-name="ce2" office:value-type="float" office:value="0.05">
            <text:p>.05</text:p>
          </table:table-cell>
          <table:table-cell table:style-name="RPM_20_0_20_places" table:formula="of:=12*[.B$2]/(PI()*[.$A3])" office:value-type="float" office:value="763.943726841098">
            <text:p>764</text:p>
          </table:table-cell>
          <table:table-cell table:style-name="RPM_20_0_20_places" table:formula="of:=12*[.C$2]/(PI()*[.$A3])" office:value-type="float" office:value="1527.8874536822">
            <text:p>1528</text:p>
          </table:table-cell>
          <table:table-cell table:style-name="RPM_20_0_20_places" table:formula="of:=12*[.D$2]/(PI()*[.$A3])" office:value-type="float" office:value="2291.83118052329">
            <text:p>2292</text:p>
          </table:table-cell>
          <table:table-cell table:style-name="RPM_20_0_20_places" table:formula="of:=12*[.E$2]/(PI()*[.$A3])" office:value-type="float" office:value="3055.77490736439">
            <text:p>3056</text:p>
          </table:table-cell>
          <table:table-cell table:style-name="RPM_20_0_20_places" table:formula="of:=12*[.F$2]/(PI()*[.$A3])" office:value-type="float" office:value="3819.71863420549">
            <text:p>3820</text:p>
          </table:table-cell>
          <table:table-cell table:style-name="RPM_20_0_20_places" table:formula="of:=12*[.G$2]/(PI()*[.$A3])" office:value-type="float" office:value="4583.66236104659">
            <text:p>4584</text:p>
          </table:table-cell>
          <table:table-cell table:style-name="RPM_20_0_20_places" table:formula="of:=12*[.H$2]/(PI()*[.$A3])" office:value-type="float" office:value="5347.60608788768">
            <text:p>5348</text:p>
          </table:table-cell>
          <table:table-cell table:style-name="RPM_20_0_20_places" table:formula="of:=12*[.I$2]/(PI()*[.$A3])" office:value-type="float" office:value="6111.54981472878">
            <text:p>6112</text:p>
          </table:table-cell>
          <table:table-cell table:style-name="RPM_20_0_20_places" table:formula="of:=12*[.J$2]/(PI()*[.$A3])" office:value-type="float" office:value="6875.49354156988">
            <text:p>6875</text:p>
          </table:table-cell>
          <table:table-cell table:style-name="RPM_20_0_20_places" table:formula="of:=12*[.K$2]/(PI()*[.$A3])" office:value-type="float" office:value="7639.43726841098">
            <text:p>7639</text:p>
          </table:table-cell>
          <table:table-cell table:number-columns-repeated="1013"/>
        </table:table-row>
        <table:table-row table:style-name="ro2">
          <table:table-cell table:style-name="ce3" office:value-type="float" office:value="0.1">
            <text:p>.1</text:p>
          </table:table-cell>
          <table:table-cell table:style-name="RPM_20_0_20_places" table:formula="of:=12*[.B$2]/(PI()*[.$A4])" office:value-type="float" office:value="381.971863420549">
            <text:p>382</text:p>
          </table:table-cell>
          <table:table-cell table:style-name="RPM_20_0_20_places" table:formula="of:=12*[.C$2]/(PI()*[.$A4])" office:value-type="float" office:value="763.943726841098">
            <text:p>764</text:p>
          </table:table-cell>
          <table:table-cell table:style-name="RPM_20_0_20_places" table:formula="of:=12*[.D$2]/(PI()*[.$A4])" office:value-type="float" office:value="1145.91559026165">
            <text:p>1146</text:p>
          </table:table-cell>
          <table:table-cell table:style-name="RPM_20_0_20_places" table:formula="of:=12*[.E$2]/(PI()*[.$A4])" office:value-type="float" office:value="1527.8874536822">
            <text:p>1528</text:p>
          </table:table-cell>
          <table:table-cell table:style-name="RPM_20_0_20_places" table:formula="of:=12*[.F$2]/(PI()*[.$A4])" office:value-type="float" office:value="1909.85931710274">
            <text:p>1910</text:p>
          </table:table-cell>
          <table:table-cell table:style-name="RPM_20_0_20_places" table:formula="of:=12*[.G$2]/(PI()*[.$A4])" office:value-type="float" office:value="2291.83118052329">
            <text:p>2292</text:p>
          </table:table-cell>
          <table:table-cell table:style-name="RPM_20_0_20_places" table:formula="of:=12*[.H$2]/(PI()*[.$A4])" office:value-type="float" office:value="2673.80304394384">
            <text:p>2674</text:p>
          </table:table-cell>
          <table:table-cell table:style-name="RPM_20_0_20_places" table:formula="of:=12*[.I$2]/(PI()*[.$A4])" office:value-type="float" office:value="3055.77490736439">
            <text:p>3056</text:p>
          </table:table-cell>
          <table:table-cell table:style-name="RPM_20_0_20_places" table:formula="of:=12*[.J$2]/(PI()*[.$A4])" office:value-type="float" office:value="3437.74677078494">
            <text:p>3438</text:p>
          </table:table-cell>
          <table:table-cell table:style-name="RPM_20_0_20_places" table:formula="of:=12*[.K$2]/(PI()*[.$A4])" office:value-type="float" office:value="3819.71863420549">
            <text:p>3820</text:p>
          </table:table-cell>
          <table:table-cell table:number-columns-repeated="1013"/>
        </table:table-row>
        <table:table-row table:style-name="ro2">
          <table:table-cell table:style-name="ce3" office:value-type="float" office:value="0.2">
            <text:p>.2</text:p>
          </table:table-cell>
          <table:table-cell table:style-name="RPM_20_0_20_places" table:formula="of:=12*[.B$2]/(PI()*[.$A5])" office:value-type="float" office:value="190.985931710274">
            <text:p>191</text:p>
          </table:table-cell>
          <table:table-cell table:style-name="RPM_20_0_20_places" table:formula="of:=12*[.C$2]/(PI()*[.$A5])" office:value-type="float" office:value="381.971863420549">
            <text:p>382</text:p>
          </table:table-cell>
          <table:table-cell table:style-name="RPM_20_0_20_places" table:formula="of:=12*[.D$2]/(PI()*[.$A5])" office:value-type="float" office:value="572.957795130823">
            <text:p>573</text:p>
          </table:table-cell>
          <table:table-cell table:style-name="RPM_20_0_20_places" table:formula="of:=12*[.E$2]/(PI()*[.$A5])" office:value-type="float" office:value="763.943726841098">
            <text:p>764</text:p>
          </table:table-cell>
          <table:table-cell table:style-name="RPM_20_0_20_places" table:formula="of:=12*[.F$2]/(PI()*[.$A5])" office:value-type="float" office:value="954.929658551372">
            <text:p>955</text:p>
          </table:table-cell>
          <table:table-cell table:style-name="RPM_20_0_20_places" table:formula="of:=12*[.G$2]/(PI()*[.$A5])" office:value-type="float" office:value="1145.91559026165">
            <text:p>1146</text:p>
          </table:table-cell>
          <table:table-cell table:style-name="RPM_20_0_20_places" table:formula="of:=12*[.H$2]/(PI()*[.$A5])" office:value-type="float" office:value="1336.90152197192">
            <text:p>1337</text:p>
          </table:table-cell>
          <table:table-cell table:style-name="RPM_20_0_20_places" table:formula="of:=12*[.I$2]/(PI()*[.$A5])" office:value-type="float" office:value="1527.8874536822">
            <text:p>1528</text:p>
          </table:table-cell>
          <table:table-cell table:style-name="RPM_20_0_20_places" table:formula="of:=12*[.J$2]/(PI()*[.$A5])" office:value-type="float" office:value="1718.87338539247">
            <text:p>1719</text:p>
          </table:table-cell>
          <table:table-cell table:style-name="RPM_20_0_20_places" table:formula="of:=12*[.K$2]/(PI()*[.$A5])" office:value-type="float" office:value="1909.85931710274">
            <text:p>1910</text:p>
          </table:table-cell>
          <table:table-cell table:number-columns-repeated="1013"/>
        </table:table-row>
        <table:table-row table:style-name="ro2">
          <table:table-cell table:style-name="ce3" office:value-type="float" office:value="0.3">
            <text:p>.3</text:p>
          </table:table-cell>
          <table:table-cell table:style-name="RPM_20_0_20_places" table:formula="of:=12*[.B$2]/(PI()*[.$A6])" office:value-type="float" office:value="127.323954473516">
            <text:p>127</text:p>
          </table:table-cell>
          <table:table-cell table:style-name="RPM_20_0_20_places" table:formula="of:=12*[.C$2]/(PI()*[.$A6])" office:value-type="float" office:value="254.647908947032">
            <text:p>255</text:p>
          </table:table-cell>
          <table:table-cell table:style-name="RPM_20_0_20_places" table:formula="of:=12*[.D$2]/(PI()*[.$A6])" office:value-type="float" office:value="381.971863420549">
            <text:p>382</text:p>
          </table:table-cell>
          <table:table-cell table:style-name="RPM_20_0_20_places" table:formula="of:=12*[.E$2]/(PI()*[.$A6])" office:value-type="float" office:value="509.295817894065">
            <text:p>509</text:p>
          </table:table-cell>
          <table:table-cell table:style-name="RPM_20_0_20_places" table:formula="of:=12*[.F$2]/(PI()*[.$A6])" office:value-type="float" office:value="636.619772367581">
            <text:p>637</text:p>
          </table:table-cell>
          <table:table-cell table:style-name="RPM_20_0_20_places" table:formula="of:=12*[.G$2]/(PI()*[.$A6])" office:value-type="float" office:value="763.943726841098">
            <text:p>764</text:p>
          </table:table-cell>
          <table:table-cell table:style-name="RPM_20_0_20_places" table:formula="of:=12*[.H$2]/(PI()*[.$A6])" office:value-type="float" office:value="891.267681314614">
            <text:p>891</text:p>
          </table:table-cell>
          <table:table-cell table:style-name="RPM_20_0_20_places" table:formula="of:=12*[.I$2]/(PI()*[.$A6])" office:value-type="float" office:value="1018.59163578813">
            <text:p>1019</text:p>
          </table:table-cell>
          <table:table-cell table:style-name="RPM_20_0_20_places" table:formula="of:=12*[.J$2]/(PI()*[.$A6])" office:value-type="float" office:value="1145.91559026165">
            <text:p>1146</text:p>
          </table:table-cell>
          <table:table-cell table:style-name="RPM_20_0_20_places" table:formula="of:=12*[.K$2]/(PI()*[.$A6])" office:value-type="float" office:value="1273.23954473516">
            <text:p>1273</text:p>
          </table:table-cell>
          <table:table-cell table:number-columns-repeated="1013"/>
        </table:table-row>
        <table:table-row table:style-name="ro2">
          <table:table-cell table:style-name="ce3" office:value-type="float" office:value="0.4">
            <text:p>.4</text:p>
          </table:table-cell>
          <table:table-cell table:style-name="_31__20_place" table:formula="of:=12*[.B$2]/(PI()*[.$A7])" office:value-type="float" office:value="95.4929658551372">
            <text:p>95.5</text:p>
          </table:table-cell>
          <table:table-cell table:style-name="RPM_20_0_20_places" table:formula="of:=12*[.C$2]/(PI()*[.$A7])" office:value-type="float" office:value="190.985931710274">
            <text:p>191</text:p>
          </table:table-cell>
          <table:table-cell table:style-name="RPM_20_0_20_places" table:formula="of:=12*[.D$2]/(PI()*[.$A7])" office:value-type="float" office:value="286.478897565412">
            <text:p>286</text:p>
          </table:table-cell>
          <table:table-cell table:style-name="RPM_20_0_20_places" table:formula="of:=12*[.E$2]/(PI()*[.$A7])" office:value-type="float" office:value="381.971863420549">
            <text:p>382</text:p>
          </table:table-cell>
          <table:table-cell table:style-name="RPM_20_0_20_places" table:formula="of:=12*[.F$2]/(PI()*[.$A7])" office:value-type="float" office:value="477.464829275686">
            <text:p>477</text:p>
          </table:table-cell>
          <table:table-cell table:style-name="RPM_20_0_20_places" table:formula="of:=12*[.G$2]/(PI()*[.$A7])" office:value-type="float" office:value="572.957795130823">
            <text:p>573</text:p>
          </table:table-cell>
          <table:table-cell table:style-name="RPM_20_0_20_places" table:formula="of:=12*[.H$2]/(PI()*[.$A7])" office:value-type="float" office:value="668.45076098596">
            <text:p>668</text:p>
          </table:table-cell>
          <table:table-cell table:style-name="RPM_20_0_20_places" table:formula="of:=12*[.I$2]/(PI()*[.$A7])" office:value-type="float" office:value="763.943726841098">
            <text:p>764</text:p>
          </table:table-cell>
          <table:table-cell table:style-name="RPM_20_0_20_places" table:formula="of:=12*[.J$2]/(PI()*[.$A7])" office:value-type="float" office:value="859.436692696235">
            <text:p>859</text:p>
          </table:table-cell>
          <table:table-cell table:style-name="RPM_20_0_20_places" table:formula="of:=12*[.K$2]/(PI()*[.$A7])" office:value-type="float" office:value="954.929658551372">
            <text:p>955</text:p>
          </table:table-cell>
          <table:table-cell table:number-columns-repeated="1013"/>
        </table:table-row>
        <table:table-row table:style-name="ro2">
          <table:table-cell table:style-name="ce3" office:value-type="float" office:value="0.5">
            <text:p>.5</text:p>
          </table:table-cell>
          <table:table-cell table:style-name="_31__20_place" table:formula="of:=12*[.B$2]/(PI()*[.$A8])" office:value-type="float" office:value="76.3943726841098">
            <text:p>76.4</text:p>
          </table:table-cell>
          <table:table-cell table:style-name="RPM_20_0_20_places" table:formula="of:=12*[.C$2]/(PI()*[.$A8])" office:value-type="float" office:value="152.78874536822">
            <text:p>153</text:p>
          </table:table-cell>
          <table:table-cell table:style-name="RPM_20_0_20_places" table:formula="of:=12*[.D$2]/(PI()*[.$A8])" office:value-type="float" office:value="229.183118052329">
            <text:p>229</text:p>
          </table:table-cell>
          <table:table-cell table:style-name="RPM_20_0_20_places" table:formula="of:=12*[.E$2]/(PI()*[.$A8])" office:value-type="float" office:value="305.577490736439">
            <text:p>306</text:p>
          </table:table-cell>
          <table:table-cell table:style-name="RPM_20_0_20_places" table:formula="of:=12*[.F$2]/(PI()*[.$A8])" office:value-type="float" office:value="381.971863420549">
            <text:p>382</text:p>
          </table:table-cell>
          <table:table-cell table:style-name="RPM_20_0_20_places" table:formula="of:=12*[.G$2]/(PI()*[.$A8])" office:value-type="float" office:value="458.366236104659">
            <text:p>458</text:p>
          </table:table-cell>
          <table:table-cell table:style-name="RPM_20_0_20_places" table:formula="of:=12*[.H$2]/(PI()*[.$A8])" office:value-type="float" office:value="534.760608788768">
            <text:p>535</text:p>
          </table:table-cell>
          <table:table-cell table:style-name="RPM_20_0_20_places" table:formula="of:=12*[.I$2]/(PI()*[.$A8])" office:value-type="float" office:value="611.154981472878">
            <text:p>611</text:p>
          </table:table-cell>
          <table:table-cell table:style-name="RPM_20_0_20_places" table:formula="of:=12*[.J$2]/(PI()*[.$A8])" office:value-type="float" office:value="687.549354156988">
            <text:p>688</text:p>
          </table:table-cell>
          <table:table-cell table:style-name="RPM_20_0_20_places" table:formula="of:=12*[.K$2]/(PI()*[.$A8])" office:value-type="float" office:value="763.943726841098">
            <text:p>764</text:p>
          </table:table-cell>
          <table:table-cell table:number-columns-repeated="1013"/>
        </table:table-row>
        <table:table-row table:style-name="ro2">
          <table:table-cell table:style-name="ce2" office:value-type="float" office:value="0.75">
            <text:p>.75</text:p>
          </table:table-cell>
          <table:table-cell table:style-name="_31__20_place" table:formula="of:=12*[.B$2]/(PI()*[.$A9])" office:value-type="float" office:value="50.9295817894065">
            <text:p>50.9</text:p>
          </table:table-cell>
          <table:table-cell table:style-name="RPM_20_0_20_places" table:formula="of:=12*[.C$2]/(PI()*[.$A9])" office:value-type="float" office:value="101.859163578813">
            <text:p>102</text:p>
          </table:table-cell>
          <table:table-cell table:style-name="RPM_20_0_20_places" table:formula="of:=12*[.D$2]/(PI()*[.$A9])" office:value-type="float" office:value="152.78874536822">
            <text:p>153</text:p>
          </table:table-cell>
          <table:table-cell table:style-name="RPM_20_0_20_places" table:formula="of:=12*[.E$2]/(PI()*[.$A9])" office:value-type="float" office:value="203.718327157626">
            <text:p>204</text:p>
          </table:table-cell>
          <table:table-cell table:style-name="RPM_20_0_20_places" table:formula="of:=12*[.F$2]/(PI()*[.$A9])" office:value-type="float" office:value="254.647908947033">
            <text:p>255</text:p>
          </table:table-cell>
          <table:table-cell table:style-name="RPM_20_0_20_places" table:formula="of:=12*[.G$2]/(PI()*[.$A9])" office:value-type="float" office:value="305.577490736439">
            <text:p>306</text:p>
          </table:table-cell>
          <table:table-cell table:style-name="RPM_20_0_20_places" table:formula="of:=12*[.H$2]/(PI()*[.$A9])" office:value-type="float" office:value="356.507072525846">
            <text:p>357</text:p>
          </table:table-cell>
          <table:table-cell table:style-name="RPM_20_0_20_places" table:formula="of:=12*[.I$2]/(PI()*[.$A9])" office:value-type="float" office:value="407.436654315252">
            <text:p>407</text:p>
          </table:table-cell>
          <table:table-cell table:style-name="RPM_20_0_20_places" table:formula="of:=12*[.J$2]/(PI()*[.$A9])" office:value-type="float" office:value="458.366236104659">
            <text:p>458</text:p>
          </table:table-cell>
          <table:table-cell table:style-name="RPM_20_0_20_places" table:formula="of:=12*[.K$2]/(PI()*[.$A9])" office:value-type="float" office:value="509.295817894065">
            <text:p>509</text:p>
          </table:table-cell>
          <table:table-cell table:number-columns-repeated="101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_31__20_place" table:formula="of:=12*[.B$2]/(PI()*[.$A10])" office:value-type="float" office:value="38.1971863420549">
            <text:p>38.2</text:p>
          </table:table-cell>
          <table:table-cell table:style-name="_31__20_place" table:formula="of:=12*[.C$2]/(PI()*[.$A10])" office:value-type="float" office:value="76.3943726841098">
            <text:p>76.4</text:p>
          </table:table-cell>
          <table:table-cell table:style-name="RPM_20_0_20_places" table:formula="of:=12*[.D$2]/(PI()*[.$A10])" office:value-type="float" office:value="114.591559026165">
            <text:p>115</text:p>
          </table:table-cell>
          <table:table-cell table:style-name="RPM_20_0_20_places" table:formula="of:=12*[.E$2]/(PI()*[.$A10])" office:value-type="float" office:value="152.78874536822">
            <text:p>153</text:p>
          </table:table-cell>
          <table:table-cell table:style-name="RPM_20_0_20_places" table:formula="of:=12*[.F$2]/(PI()*[.$A10])" office:value-type="float" office:value="190.985931710274">
            <text:p>191</text:p>
          </table:table-cell>
          <table:table-cell table:style-name="RPM_20_0_20_places" table:formula="of:=12*[.G$2]/(PI()*[.$A10])" office:value-type="float" office:value="229.183118052329">
            <text:p>229</text:p>
          </table:table-cell>
          <table:table-cell table:style-name="RPM_20_0_20_places" table:formula="of:=12*[.H$2]/(PI()*[.$A10])" office:value-type="float" office:value="267.380304394384">
            <text:p>267</text:p>
          </table:table-cell>
          <table:table-cell table:style-name="RPM_20_0_20_places" table:formula="of:=12*[.I$2]/(PI()*[.$A10])" office:value-type="float" office:value="305.577490736439">
            <text:p>306</text:p>
          </table:table-cell>
          <table:table-cell table:style-name="RPM_20_0_20_places" table:formula="of:=12*[.J$2]/(PI()*[.$A10])" office:value-type="float" office:value="343.774677078494">
            <text:p>344</text:p>
          </table:table-cell>
          <table:table-cell table:style-name="RPM_20_0_20_places" table:formula="of:=12*[.K$2]/(PI()*[.$A10])" office:value-type="float" office:value="381.971863420549">
            <text:p>382</text:p>
          </table:table-cell>
          <table:table-cell table:number-columns-repeated="1013"/>
        </table:table-row>
        <table:table-row table:style-name="ro2">
          <table:table-cell table:style-name="ce3" office:value-type="float" office:value="1.5">
            <text:p>1.5</text:p>
          </table:table-cell>
          <table:table-cell table:style-name="_31__20_place" table:formula="of:=12*[.B$2]/(PI()*[.$A11])" office:value-type="float" office:value="25.4647908947033">
            <text:p>25.5</text:p>
          </table:table-cell>
          <table:table-cell table:style-name="_31__20_place" table:formula="of:=12*[.C$2]/(PI()*[.$A11])" office:value-type="float" office:value="50.9295817894065">
            <text:p>50.9</text:p>
          </table:table-cell>
          <table:table-cell table:style-name="_31__20_place" table:formula="of:=12*[.D$2]/(PI()*[.$A11])" office:value-type="float" office:value="76.3943726841098">
            <text:p>76.4</text:p>
          </table:table-cell>
          <table:table-cell table:style-name="RPM_20_0_20_places" table:formula="of:=12*[.E$2]/(PI()*[.$A11])" office:value-type="float" office:value="101.859163578813">
            <text:p>102</text:p>
          </table:table-cell>
          <table:table-cell table:style-name="RPM_20_0_20_places" table:formula="of:=12*[.F$2]/(PI()*[.$A11])" office:value-type="float" office:value="127.323954473516">
            <text:p>127</text:p>
          </table:table-cell>
          <table:table-cell table:style-name="RPM_20_0_20_places" table:formula="of:=12*[.G$2]/(PI()*[.$A11])" office:value-type="float" office:value="152.78874536822">
            <text:p>153</text:p>
          </table:table-cell>
          <table:table-cell table:style-name="RPM_20_0_20_places" table:formula="of:=12*[.H$2]/(PI()*[.$A11])" office:value-type="float" office:value="178.253536262923">
            <text:p>178</text:p>
          </table:table-cell>
          <table:table-cell table:style-name="RPM_20_0_20_places" table:formula="of:=12*[.I$2]/(PI()*[.$A11])" office:value-type="float" office:value="203.718327157626">
            <text:p>204</text:p>
          </table:table-cell>
          <table:table-cell table:style-name="RPM_20_0_20_places" table:formula="of:=12*[.J$2]/(PI()*[.$A11])" office:value-type="float" office:value="229.183118052329">
            <text:p>229</text:p>
          </table:table-cell>
          <table:table-cell table:style-name="RPM_20_0_20_places" table:formula="of:=12*[.K$2]/(PI()*[.$A11])" office:value-type="float" office:value="254.647908947033">
            <text:p>255</text:p>
          </table:table-cell>
          <table:table-cell table:number-columns-repeated="1013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_31__20_place" table:formula="of:=12*[.B$2]/(PI()*[.$A12])" office:value-type="float" office:value="19.0985931710274">
            <text:p>19.1</text:p>
          </table:table-cell>
          <table:table-cell table:style-name="_31__20_place" table:formula="of:=12*[.C$2]/(PI()*[.$A12])" office:value-type="float" office:value="38.1971863420549">
            <text:p>38.2</text:p>
          </table:table-cell>
          <table:table-cell table:style-name="_31__20_place" table:formula="of:=12*[.D$2]/(PI()*[.$A12])" office:value-type="float" office:value="57.2957795130823">
            <text:p>57.3</text:p>
          </table:table-cell>
          <table:table-cell table:style-name="_31__20_place" table:formula="of:=12*[.E$2]/(PI()*[.$A12])" office:value-type="float" office:value="76.3943726841098">
            <text:p>76.4</text:p>
          </table:table-cell>
          <table:table-cell table:style-name="_31__20_place" table:formula="of:=12*[.F$2]/(PI()*[.$A12])" office:value-type="float" office:value="95.4929658551372">
            <text:p>95.5</text:p>
          </table:table-cell>
          <table:table-cell table:style-name="RPM_20_0_20_places" table:formula="of:=12*[.G$2]/(PI()*[.$A12])" office:value-type="float" office:value="114.591559026165">
            <text:p>115</text:p>
          </table:table-cell>
          <table:table-cell table:style-name="RPM_20_0_20_places" table:formula="of:=12*[.H$2]/(PI()*[.$A12])" office:value-type="float" office:value="133.690152197192">
            <text:p>134</text:p>
          </table:table-cell>
          <table:table-cell table:style-name="RPM_20_0_20_places" table:formula="of:=12*[.I$2]/(PI()*[.$A12])" office:value-type="float" office:value="152.78874536822">
            <text:p>153</text:p>
          </table:table-cell>
          <table:table-cell table:style-name="RPM_20_0_20_places" table:formula="of:=12*[.J$2]/(PI()*[.$A12])" office:value-type="float" office:value="171.887338539247">
            <text:p>172</text:p>
          </table:table-cell>
          <table:table-cell table:style-name="RPM_20_0_20_places" table:formula="of:=12*[.K$2]/(PI()*[.$A12])" office:value-type="float" office:value="190.985931710274">
            <text:p>191</text:p>
          </table:table-cell>
          <table:table-cell table:number-columns-repeated="1013"/>
        </table:table-row>
        <table:table-row table:style-name="ro2">
          <table:table-cell table:style-name="ce5" office:value-type="float" office:value="2.5">
            <text:p>2.5</text:p>
          </table:table-cell>
          <table:table-cell table:style-name="_31__20_place" table:formula="of:=12*[.B$2]/(PI()*[.$A13])" office:value-type="float" office:value="15.278874536822">
            <text:p>15.3</text:p>
          </table:table-cell>
          <table:table-cell table:style-name="_31__20_place" table:formula="of:=12*[.C$2]/(PI()*[.$A13])" office:value-type="float" office:value="30.5577490736439">
            <text:p>30.6</text:p>
          </table:table-cell>
          <table:table-cell table:style-name="_31__20_place" table:formula="of:=12*[.D$2]/(PI()*[.$A13])" office:value-type="float" office:value="45.8366236104659">
            <text:p>45.8</text:p>
          </table:table-cell>
          <table:table-cell table:style-name="_31__20_place" table:formula="of:=12*[.E$2]/(PI()*[.$A13])" office:value-type="float" office:value="61.1154981472878">
            <text:p>61.1</text:p>
          </table:table-cell>
          <table:table-cell table:style-name="_31__20_place" table:formula="of:=12*[.F$2]/(PI()*[.$A13])" office:value-type="float" office:value="76.3943726841098">
            <text:p>76.4</text:p>
          </table:table-cell>
          <table:table-cell table:style-name="_31__20_place" table:formula="of:=12*[.G$2]/(PI()*[.$A13])" office:value-type="float" office:value="91.6732472209317">
            <text:p>91.7</text:p>
          </table:table-cell>
          <table:table-cell table:style-name="RPM_20_0_20_places" table:formula="of:=12*[.H$2]/(PI()*[.$A13])" office:value-type="float" office:value="106.952121757754">
            <text:p>107</text:p>
          </table:table-cell>
          <table:table-cell table:style-name="RPM_20_0_20_places" table:formula="of:=12*[.I$2]/(PI()*[.$A13])" office:value-type="float" office:value="122.230996294576">
            <text:p>122</text:p>
          </table:table-cell>
          <table:table-cell table:style-name="RPM_20_0_20_places" table:formula="of:=12*[.J$2]/(PI()*[.$A13])" office:value-type="float" office:value="137.509870831398">
            <text:p>138</text:p>
          </table:table-cell>
          <table:table-cell table:style-name="RPM_20_0_20_places" table:formula="of:=12*[.K$2]/(PI()*[.$A13])" office:value-type="float" office:value="152.78874536822">
            <text:p>153</text:p>
          </table:table-cell>
          <table:table-cell table:number-columns-repeated="1013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_31__20_place" table:formula="of:=12*[.B$2]/(PI()*[.$A14])" office:value-type="float" office:value="12.7323954473516">
            <text:p>12.7</text:p>
          </table:table-cell>
          <table:table-cell table:style-name="_31__20_place" table:formula="of:=12*[.C$2]/(PI()*[.$A14])" office:value-type="float" office:value="25.4647908947033">
            <text:p>25.5</text:p>
          </table:table-cell>
          <table:table-cell table:style-name="_31__20_place" table:formula="of:=12*[.D$2]/(PI()*[.$A14])" office:value-type="float" office:value="38.1971863420549">
            <text:p>38.2</text:p>
          </table:table-cell>
          <table:table-cell table:style-name="_31__20_place" table:formula="of:=12*[.E$2]/(PI()*[.$A14])" office:value-type="float" office:value="50.9295817894065">
            <text:p>50.9</text:p>
          </table:table-cell>
          <table:table-cell table:style-name="_31__20_place" table:formula="of:=12*[.F$2]/(PI()*[.$A14])" office:value-type="float" office:value="63.6619772367581">
            <text:p>63.7</text:p>
          </table:table-cell>
          <table:table-cell table:style-name="_31__20_place" table:formula="of:=12*[.G$2]/(PI()*[.$A14])" office:value-type="float" office:value="76.3943726841098">
            <text:p>76.4</text:p>
          </table:table-cell>
          <table:table-cell table:style-name="_31__20_place" table:formula="of:=12*[.H$2]/(PI()*[.$A14])" office:value-type="float" office:value="89.1267681314614">
            <text:p>89.1</text:p>
          </table:table-cell>
          <table:table-cell table:style-name="RPM_20_0_20_places" table:formula="of:=12*[.I$2]/(PI()*[.$A14])" office:value-type="float" office:value="101.859163578813">
            <text:p>102</text:p>
          </table:table-cell>
          <table:table-cell table:style-name="RPM_20_0_20_places" table:formula="of:=12*[.J$2]/(PI()*[.$A14])" office:value-type="float" office:value="114.591559026165">
            <text:p>115</text:p>
          </table:table-cell>
          <table:table-cell table:style-name="RPM_20_0_20_places" table:formula="of:=12*[.K$2]/(PI()*[.$A14])" office:value-type="float" office:value="127.323954473516">
            <text:p>127</text:p>
          </table:table-cell>
          <table:table-cell table:number-columns-repeated="1013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_32__20_places_20_NLZ" table:formula="of:=12*[.B$2]/(PI()*[.$A15])" office:value-type="float" office:value="9.54929658551372">
            <text:p>9.55</text:p>
          </table:table-cell>
          <table:table-cell table:style-name="_31__20_place" table:formula="of:=12*[.C$2]/(PI()*[.$A15])" office:value-type="float" office:value="19.0985931710274">
            <text:p>19.1</text:p>
          </table:table-cell>
          <table:table-cell table:style-name="_31__20_place" table:formula="of:=12*[.D$2]/(PI()*[.$A15])" office:value-type="float" office:value="28.6478897565412">
            <text:p>28.6</text:p>
          </table:table-cell>
          <table:table-cell table:style-name="_31__20_place" table:formula="of:=12*[.E$2]/(PI()*[.$A15])" office:value-type="float" office:value="38.1971863420549">
            <text:p>38.2</text:p>
          </table:table-cell>
          <table:table-cell table:style-name="_31__20_place" table:formula="of:=12*[.F$2]/(PI()*[.$A15])" office:value-type="float" office:value="47.7464829275686">
            <text:p>47.7</text:p>
          </table:table-cell>
          <table:table-cell table:style-name="_31__20_place" table:formula="of:=12*[.G$2]/(PI()*[.$A15])" office:value-type="float" office:value="57.2957795130823">
            <text:p>57.3</text:p>
          </table:table-cell>
          <table:table-cell table:style-name="_31__20_place" table:formula="of:=12*[.H$2]/(PI()*[.$A15])" office:value-type="float" office:value="66.845076098596">
            <text:p>66.8</text:p>
          </table:table-cell>
          <table:table-cell table:style-name="_31__20_place" table:formula="of:=12*[.I$2]/(PI()*[.$A15])" office:value-type="float" office:value="76.3943726841098">
            <text:p>76.4</text:p>
          </table:table-cell>
          <table:table-cell table:style-name="_31__20_place" table:formula="of:=12*[.J$2]/(PI()*[.$A15])" office:value-type="float" office:value="85.9436692696235">
            <text:p>85.9</text:p>
          </table:table-cell>
          <table:table-cell table:style-name="_31__20_place" table:formula="of:=12*[.K$2]/(PI()*[.$A15])" office:value-type="float" office:value="95.4929658551372">
            <text:p>95.5</text:p>
          </table:table-cell>
          <table:table-cell table:number-columns-repeated="1013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_32__20_places_20_NLZ" table:formula="of:=12*[.B$2]/(PI()*[.$A16])" office:value-type="float" office:value="7.63943726841098">
            <text:p>7.64</text:p>
          </table:table-cell>
          <table:table-cell table:style-name="_31__20_place" table:formula="of:=12*[.C$2]/(PI()*[.$A16])" office:value-type="float" office:value="15.278874536822">
            <text:p>15.3</text:p>
          </table:table-cell>
          <table:table-cell table:style-name="_31__20_place" table:formula="of:=12*[.D$2]/(PI()*[.$A16])" office:value-type="float" office:value="22.9183118052329">
            <text:p>22.9</text:p>
          </table:table-cell>
          <table:table-cell table:style-name="_31__20_place" table:formula="of:=12*[.E$2]/(PI()*[.$A16])" office:value-type="float" office:value="30.5577490736439">
            <text:p>30.6</text:p>
          </table:table-cell>
          <table:table-cell table:style-name="_31__20_place" table:formula="of:=12*[.F$2]/(PI()*[.$A16])" office:value-type="float" office:value="38.1971863420549">
            <text:p>38.2</text:p>
          </table:table-cell>
          <table:table-cell table:style-name="_31__20_place" table:formula="of:=12*[.G$2]/(PI()*[.$A16])" office:value-type="float" office:value="45.8366236104659">
            <text:p>45.8</text:p>
          </table:table-cell>
          <table:table-cell table:style-name="_31__20_place" table:formula="of:=12*[.H$2]/(PI()*[.$A16])" office:value-type="float" office:value="53.4760608788768">
            <text:p>53.5</text:p>
          </table:table-cell>
          <table:table-cell table:style-name="_31__20_place" table:formula="of:=12*[.I$2]/(PI()*[.$A16])" office:value-type="float" office:value="61.1154981472878">
            <text:p>61.1</text:p>
          </table:table-cell>
          <table:table-cell table:style-name="_31__20_place" table:formula="of:=12*[.J$2]/(PI()*[.$A16])" office:value-type="float" office:value="68.7549354156988">
            <text:p>68.8</text:p>
          </table:table-cell>
          <table:table-cell table:style-name="_31__20_place" table:formula="of:=12*[.K$2]/(PI()*[.$A16])" office:value-type="float" office:value="76.3943726841098">
            <text:p>76.4</text:p>
          </table:table-cell>
          <table:table-cell table:number-columns-repeated="1013"/>
        </table:table-row>
        <table:table-row table:style-name="ro2">
          <table:table-cell table:style-name="ce4" office:value-type="float" office:value="6">
            <text:p>6</text:p>
            <draw:frame table:end-cell-address="Sheet1.K18" table:end-x="0.4433in" table:end-y="0.1787in" draw:z-index="0" draw:style-name="gr1" svg:width="4.9992in" svg:height="0.189in" svg:x="0.1969in" svg:y="0.1709in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_32__20_places_20_NLZ" table:formula="of:=12*[.B$2]/(PI()*[.$A17])" office:value-type="float" office:value="6.36619772367581">
            <text:p>6.37</text:p>
          </table:table-cell>
          <table:table-cell table:style-name="_31__20_place" table:formula="of:=12*[.C$2]/(PI()*[.$A17])" office:value-type="float" office:value="12.7323954473516">
            <text:p>12.7</text:p>
          </table:table-cell>
          <table:table-cell table:style-name="_31__20_place" table:formula="of:=12*[.D$2]/(PI()*[.$A17])" office:value-type="float" office:value="19.0985931710274">
            <text:p>19.1</text:p>
          </table:table-cell>
          <table:table-cell table:style-name="_31__20_place" table:formula="of:=12*[.E$2]/(PI()*[.$A17])" office:value-type="float" office:value="25.4647908947033">
            <text:p>25.5</text:p>
          </table:table-cell>
          <table:table-cell table:style-name="_31__20_place" table:formula="of:=12*[.F$2]/(PI()*[.$A17])" office:value-type="float" office:value="31.8309886183791">
            <text:p>31.8</text:p>
          </table:table-cell>
          <table:table-cell table:style-name="_31__20_place" table:formula="of:=12*[.G$2]/(PI()*[.$A17])" office:value-type="float" office:value="38.1971863420549">
            <text:p>38.2</text:p>
          </table:table-cell>
          <table:table-cell table:style-name="_31__20_place" table:formula="of:=12*[.H$2]/(PI()*[.$A17])" office:value-type="float" office:value="44.5633840657307">
            <text:p>44.6</text:p>
          </table:table-cell>
          <table:table-cell table:style-name="_31__20_place" table:formula="of:=12*[.I$2]/(PI()*[.$A17])" office:value-type="float" office:value="50.9295817894065">
            <text:p>50.9</text:p>
          </table:table-cell>
          <table:table-cell table:style-name="_31__20_place" table:formula="of:=12*[.J$2]/(PI()*[.$A17])" office:value-type="float" office:value="57.2957795130823">
            <text:p>57.3</text:p>
          </table:table-cell>
          <table:table-cell table:style-name="_31__20_place" table:formula="of:=12*[.K$2]/(PI()*[.$A17])" office:value-type="float" office:value="63.6619772367581">
            <text:p>63.7</text:p>
          </table:table-cell>
          <table:table-cell table:number-columns-repeated="1013"/>
        </table:table-row>
        <table:table-row table:style-name="ro2">
          <table:table-cell table:number-columns-repeated="5"/>
          <table:table-cell table:style-name="ce8"/>
          <table:table-cell table:number-columns-repeated="1018"/>
        </table:table-row>
        <table:table-row table:style-name="ro2" table:number-rows-repeated="6551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2" svg:font-family="Arial" style:font-adornments="Regular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0" number:min-integer-digits="0"/>
    </number:number-style>
    <number:number-style style:name="N119">
      <number:number number:decimal-places="1" number:min-integer-digits="0"/>
    </number:number-style>
    <number:number-style style:name="N120">
      <number:number number:decimal-places="2" number:min-integer-digits="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number number:decimal-places="3" number:min-integer-digits="1"/>
    </number:number-style>
    <number:number-style style:name="N148">
      <number:number number:decimal-places="4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fo:font-size="11pt" fo:font-weight="bold" style:font-name-complex="Arial1"/>
    </style:style>
    <style:style style:name="Result" style:family="table-cell" style:parent-style-name="Default">
      <style:table-cell-properties fo:border-bottom="none" fo:border-left="0.0008in solid #000000" fo:border-right="none" fo:border-top="none"/>
      <style:text-properties fo:font-size="12pt" fo:font-style="normal" style:text-underline-style="none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tyle="italic"/>
    </style:style>
    <style:style style:name="Heading1" style:family="table-cell" style:parent-style-name="Heading">
      <style:table-cell-properties style:rotation-angle="90"/>
    </style:style>
    <style:style style:name="Dia" style:family="table-cell" style:parent-style-name="Default" style:data-style-name="N119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center" fo:margin-left="0in" style:writing-mode="page"/>
      <style:text-properties style:text-outline="false" style:text-line-through-style="none" fo:text-shadow="none" style:text-underline-style="none"/>
    </style:style>
    <style:style style:name="_32__20_places_20_NLZ" style:display-name="2 places NLZ" style:family="table-cell" style:parent-style-name="Dia" style:data-style-name="N120"/>
    <style:style style:name="_31__20_place" style:display-name="1 place" style:family="table-cell" style:parent-style-name="_32__20_places_20_NLZ" style:data-style-name="N119"/>
    <style:style style:name="_30__20_places" style:display-name="0 places" style:family="table-cell" style:parent-style-name="_32__20_places_20_NLZ" style:data-style-name="N118"/>
    <style:style style:name="Title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/>
    </style:style>
    <style:style style:name="kRPM_20_2_20_places" style:display-name="kRPM 2 places" style:family="table-cell" style:parent-style-name="Default" style:data-style-name="N2">
      <style:table-cell-properties style:text-align-source="fix" style:repeat-content="false"/>
      <style:paragraph-properties fo:text-align="center"/>
    </style:style>
    <style:style style:name="kRMP_20_1_20_place" style:display-name="kRMP 1 place" style:family="table-cell" style:parent-style-name="kRPM_20_2_20_places" style:data-style-name="N117"/>
    <style:style style:name="RPM_20_0_20_places" style:display-name="RPM 0 places" style:family="table-cell" style:parent-style-name="kRPM_20_2_20_places" style:data-style-name="N1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6in" fo:page-height="4in" style:num-format="1" style:paper-tray-name="Manual Feed (Tray 1)" style:print-orientation="landscape" fo:margin-top="0.3in" fo:margin-bottom="0.3in" fo:margin-left="0.3in" fo:margin-right="0.3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30">08/30/2013</text:date>, <text:time>16:3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3-08-30T16:39:44.65</meta:creation-date>
    <dc:language>en-US</dc:language>
    <meta:editing-cycles>1</meta:editing-cycles>
    <meta:editing-duration>PT00H00M00S</meta:editing-duration>
    <meta:document-statistic meta:table-count="1" meta:cell-count="178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style mathvariant="bold">
      <mrow>
        <mstyle mathsize="11pt">
          <mrow>
            <mrow>
              <mi>RPM</mi>
              <mrow>
                <mi/>
                <mi mathvariant="normal">=</mi>
                <mi/>
              </mrow>
              <mrow>
                <mrow>
                  <mn>12</mn>
                  <mi mathvariant="normal">⋅</mi>
                  <mi>SFPM</mi>
                </mrow>
                <mi mathvariant="normal">/</mi>
                <mrow>
                  <mo stretchy="false">(</mo>
                  <mrow>
                    <mo stretchy="false">π</mo>
                    <mi mathvariant="normal">D</mi>
                  </mrow>
                  <mo stretchy="false">)</mo>
                </mrow>
              </mrow>
              <mrow>
                <mi/>
                <mi mathvariant="normal">=</mi>
                <mi/>
              </mrow>
              <mrow>
                <mrow>
                  <mn>3.82</mn>
                  <mi mathvariant="normal">⋅</mi>
                  <mi>SFPM</mi>
                </mrow>
                <mi mathvariant="normal">/</mi>
                <mi mathvariant="normal">D</mi>
              </mrow>
              <mi mathvariant="normal">,</mi>
              <mi/>
              <mi>SFPM</mi>
              <mrow>
                <mi/>
                <mi mathvariant="normal">=</mi>
                <mi/>
              </mrow>
              <mtext>surface feet/minute</mtext>
            </mrow>
          </mrow>
        </mstyle>
      </mrow>
    </mstyle>
    <annotation encoding="StarMath 5.0">bold size 11 {RPM `=` {12 cdot SFPM} / (%pi D) `=` 3.82 cdot SFPM / D, ` ` SFPM `=` "surface feet/minute"}</annotation>
  </semantics>
</math>
</file>